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8000000D6228784EAC054AA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fill-color="#99ff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9ff66" draw:fill="none" draw:fill-color="#99ff66" draw:textarea-horizontal-align="justify" draw:textarea-vertical-align="middle" draw:auto-grow-height="false" fo:min-height="2.548cm" fo:min-width="3.698cm"/>
    </style:style>
    <style:style style:name="gr3" style:family="graphic" style:parent-style-name="standard">
      <style:graphic-properties draw:stroke="none" svg:stroke-color="#000000" draw:fill="none" draw:fill-color="#ffffff" fo:min-height="0.8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35cm"/>
    </style:style>
    <style:style style:name="gr6" style:family="graphic" style:parent-style-name="standard">
      <style:graphic-properties svg:stroke-color="#000000" draw:fill-color="#cc0000" draw:textarea-horizontal-align="justify" draw:textarea-vertical-align="middle" draw:auto-grow-height="false" fo:min-height="0.458cm" fo:min-width="0.6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8.35cm" fo:min-width="7.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5.6cm"/>
    </style:style>
    <style:style style:name="gr11" style:family="graphic" style:parent-style-name="standard">
      <style:graphic-properties draw:textarea-horizontal-align="justify" draw:textarea-vertical-align="middle" draw:auto-grow-height="false" fo:min-height="0.1cm" fo:min-width="4.926cm"/>
    </style:style>
    <style:style style:name="gr12" style:family="graphic" style:parent-style-name="standard">
      <style:graphic-properties draw:stroke="none" svg:stroke-color="#000000" draw:fill="none" draw:fill-color="#ffffff" fo:min-height="0.723cm"/>
    </style:style>
    <style:style style:name="gr13" style:family="graphic" style:parent-style-name="standard">
      <style:graphic-properties draw:textarea-horizontal-align="justify" draw:textarea-vertical-align="middle" draw:auto-grow-height="false" fo:min-height="0.4cm" fo:min-width="2.624cm"/>
    </style:style>
    <style:style style:name="gr14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99ff66"/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99ff66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0pt"/>
    </style:style>
    <style:style style:name="P5" style:family="paragraph">
      <loext:graphic-properties draw:fill="none"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c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6.27cm" svg:height="4.3cm" svg:x="0.4cm" svg:y="3cm">
          <draw:image xlink:href="Pictures/1000020100000138000000D6228784EAC054AAC6.png" xlink:type="simple" xlink:show="embed" xlink:actuate="onLoad">
            <text:p/>
          </draw:image>
        </draw:frame>
        <draw:custom-shape draw:style-name="gr2" draw:text-style-name="P3" draw:layer="layout" svg:width="4.5cm" svg:height="3.1cm" svg:x="11.7cm" svg:y="3.7cm">
          <text:p text:style-name="P2"><text:span text:style-name="T1">TR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3.6cm" svg:height="1.108cm" svg:x="2.3cm" svg:y="7.2cm">
          <draw:text-box>
            <text:p text:style-name="P4">Utente</text:p>
          </draw:text-box>
        </draw:frame>
        <draw:frame draw:style-name="gr4" draw:text-style-name="P6" draw:layer="layout" svg:width="5.743cm" svg:height="0.962cm" svg:x="6.137cm" svg:y="6.4cm">
          <draw:text-box>
            <text:p>Raccomandazione</text:p>
          </draw:text-box>
        </draw:frame>
        <draw:custom-shape draw:style-name="gr5" draw:text-style-name="P7" draw:layer="layout" svg:width="1.2cm" svg:height="1cm" svg:x="24.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cm" svg:x="23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cm" svg:x="24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cm" svg:x="26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cm" svg:x="2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cm" svg:x="2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cm" svg:x="25.8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6cm" svg:height="1cm" svg:x="21cm" svg:y="8.4cm">
          <text:p text:style-name="P7">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24.4cm" svg:y1="4.4cm" svg:x2="23.8cm" svg:y2="5cm">
          <text:p/>
        </draw:line>
        <draw:line draw:style-name="gr7" draw:text-style-name="P9" draw:layer="layout" svg:x1="24.8cm" svg:y1="4.5cm" svg:x2="25.1cm" svg:y2="5.2cm">
          <text:p/>
        </draw:line>
        <draw:line draw:style-name="gr7" draw:text-style-name="P9" draw:layer="layout" svg:x1="25.1cm" svg:y1="4.3cm" svg:x2="26.7cm" svg:y2="5.2cm">
          <text:p/>
        </draw:line>
        <draw:line draw:style-name="gr7" draw:text-style-name="P9" draw:layer="layout" svg:x1="25.5cm" svg:y1="6cm" svg:x2="26.4cm" svg:y2="6.9cm">
          <text:p/>
        </draw:line>
        <draw:line draw:style-name="gr7" draw:text-style-name="P9" draw:layer="layout" svg:x1="24.2cm" svg:y1="5.8cm" svg:x2="24.6cm" svg:y2="7.1cm">
          <text:p/>
        </draw:line>
        <draw:line draw:style-name="gr7" draw:text-style-name="P9" draw:layer="layout" svg:x1="23.4cm" svg:y1="5.9cm" svg:x2="22.8cm" svg:y2="7.1cm">
          <text:p/>
        </draw:line>
        <draw:line draw:style-name="gr7" draw:text-style-name="P9" draw:layer="layout" svg:x1="22.4cm" svg:y1="7.8cm" svg:x2="21.8cm" svg:y2="8.5cm">
          <text:p/>
        </draw:line>
        <draw:custom-shape draw:style-name="gr8" draw:text-style-name="P9" draw:layer="layout" svg:width="8.1cm" svg:height="8.6cm" svg:x="20.2cm" svg:y="1.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7.5cm" svg:height="1.673cm" svg:x="20.5cm" svg:y="1.5cm">
          <draw:text-box>
            <text:p>Classificatore comportamenti</text:p>
          </draw:text-box>
        </draw:frame>
        <draw:custom-shape draw:style-name="gr10" draw:text-style-name="P7" draw:layer="layout" svg:width="6.1cm" svg:height="0.7cm" svg:x="5.5cm" svg:y="4.3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6.2cm" svg:height="0.7cm" svg:x="5.5cm" svg:y="5.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5.2cm" svg:height="0.973cm" svg:x="5.3cm" svg:y="3.2cm">
          <draw:text-box>
            <text:p>Comportamento</text:p>
          </draw:text-box>
        </draw:frame>
        <draw:custom-shape draw:style-name="gr13" draw:text-style-name="P7" draw:layer="layout" svg:width="3.9cm" svg:height="1.3cm" svg:x="16.2cm" svg:y="4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1" draw:layer="layout" svg:width="5.1cm" svg:height="2.384cm" svg:x="15.7cm" svg:y="3cm">
          <draw:text-box>
            <text:p text:style-name="P10"><text:span text:style-name="T2">Analisi comportamen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97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22:14:53.083039863</meta:creation-date>
    <dc:date>2016-04-05T22:58:46.096776802</dc:date>
    <meta:editing-duration>PT12M57S</meta:editing-duration>
    <meta:editing-cycles>1</meta:editing-cycles>
    <meta:document-statistic meta:object-count="26"/>
    <meta:generator>LibreOffice/5.0.5.2$Linux_X86_64 LibreOffice_project/00m0$Build-2</meta:generator>
  </office:meta>
</office:document-meta>
</file>